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Symbol" svg:font-family="OpenSymbol"/>
    <style:font-face style:name="Times New Roman" svg:font-family="'Times New Roman'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Schedule" style:family="table">
      <style:table-properties style:width="6.5in" table:align="margins" style:writing-mode="page"/>
    </style:style>
    <style:style style:name="Schedule.A" style:family="table-column">
      <style:table-column-properties style:column-width="1in" style:rel-column-width="10082*"/>
    </style:style>
    <style:style style:name="Schedule.B" style:family="table-column">
      <style:table-column-properties style:column-width="4.7813in" style:rel-column-width="48206*"/>
    </style:style>
    <style:style style:name="Schedule.C" style:family="table-column">
      <style:table-column-properties style:column-width="0.7188in" style:rel-column-width="7247*"/>
    </style:style>
    <style:style style:name="Schedule.A1" style:family="table-cell">
      <style:table-cell-properties fo:padding="0.0382in" fo:border-left="0.05pt solid #000000" fo:border-right="none" fo:border-top="0.05pt solid #000000" fo:border-bottom="0.05pt solid #000000"/>
    </style:style>
    <style:style style:name="Schedule.C1" style:family="table-cell">
      <style:table-cell-properties fo:padding="0.0382in" fo:border="0.05pt solid #000000"/>
    </style:style>
    <style:style style:name="Schedule.A2" style:family="table-cell">
      <style:table-cell-properties fo:padding="0.0382in" fo:border-left="0.05pt solid #000000" fo:border-right="none" fo:border-top="none" fo:border-bottom="0.05pt solid #000000"/>
    </style:style>
    <style:style style:name="Schedule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fo:font-weight="normal" style:font-weight-asian="normal" style:font-weight-complex="normal"/>
    </style:style>
    <style:style style:name="P3" style:family="paragraph" style:parent-style-name="Text_20_body">
      <style:text-properties fo:color="#000000"/>
    </style:style>
    <style:style style:name="P4" style:family="paragraph" style:parent-style-name="Table_20_Contents">
      <style:text-properties fo:font-style="italic" style:font-style-asian="italic" style:font-style-complex="italic"/>
    </style:style>
    <style:style style:name="P5" style:family="paragraph" style:parent-style-name="Heading_20_3">
      <style:text-properties fo:color="#000000"/>
    </style:style>
    <style:style style:name="P6" style:family="paragraph" style:parent-style-name="Standard" style:list-style-name="L1"/>
    <style:style style:name="P7" style:family="paragraph" style:parent-style-name="Table_20_Contents">
      <style:text-properties fo:font-style="italic" style:font-style-asian="italic" style:font-style-complex="italic"/>
    </style:style>
    <style:style style:name="P8" style:family="paragraph" style:parent-style-name="Heading_20_1" style:master-page-name="Standard1">
      <style:paragraph-properties style:page-number="auto"/>
      <style:text-properties fo:color="#000000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/>
    </style:style>
    <style:style style:name="T4" style:family="text">
      <style:text-properties fo:color="#000000" fo:font-style="italic"/>
    </style:style>
    <style:style style:name="T5" style:family="text">
      <style:text-properties fo:color="#000000"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xml:id="subitem1" text:style-name="P8" text:outline-level="1">Physics 601 (Fall 2011): Classical Mechanics</text:h>
      <text:h xml:id="subitem2" text:style-name="P5" text:outline-level="3">Lectures</text:h>
      <text:p text:style-name="P1">Tuesday and Thursday, 9:30am–10:50am in Small Hall 230</text:p>
      <text:p text:style-name="P1"/>
      <text:p text:style-name="P1">Instructor: <text:span text:style-name="T1">Wouter Deconinck</text:span></text:p>
      <text:p text:style-name="P2">Phone: (757) 221-3539</text:p>
      <text:p text:style-name="P1">Office: Small Hall 343D</text:p>
      <text:p text:style-name="P1">Office hours: Wednesday, 3:30pm – 5:00pm, or by appointment</text:p>
      <text:p text:style-name="P1">Email: <text:a xlink:type="simple" xlink:href="mailto:wdeconinck@wm.edu">wdeconinck@wm.edu</text:a></text:p>
      <text:p text:style-name="P1"/>
      <text:p text:style-name="P1">Grader: <text:span text:style-name="T1">Zhen Wang</text:span></text:p>
      <text:p text:style-name="P1">Office: Small Hall 320A</text:p>
      <text:p text:style-name="P1">Office hours (for questions on grading): Thursday, 3:30pm – 4:30pm</text:p>
      <text:p text:style-name="P1">Email: <text:a xlink:type="simple" xlink:href="mailto:zwang01@email.wm.edu">zwang01@email.wm.edu</text:a></text:p>
      <text:h xml:id="subitem3" text:style-name="P5" text:outline-level="3">Textbook</text:h>
      <text:list xml:id="list1687524727" text:style-name="L1">
        <text:list-item>
          <text:p xml:id="subitem4" text:style-name="P6"><text:span text:style-name="T3">Required: Alexander L. Fetter &amp; John Dirk Walecka, </text:span><text:span text:style-name="T4">Theoretical Mechanics of Particles and Continua</text:span><text:span text:style-name="T3">, Dover Publications (2003), ISBN 978-0-486-43261-8 (BN W&amp;M Bookstore: $34.95; Amazon.com: $22.95).</text:span></text:p>
        </text:list-item>
        <text:list-item>
          <text:p text:style-name="P6"><text:span text:style-name="T3">Supplementary: Herbert Goldstein, Charles P. Poole &amp; John L. Safko, </text:span><text:span text:style-name="T4">Classical Mechanics</text:span><text:span text:style-name="T3">, 3</text:span><text:span text:style-name="T5">rd</text:span><text:span text:style-name="T3"> ed., Addison-Wesley (2001), ISBN: 978-0-201-65702-9 or 978-0-321-18897-7 (BN W&amp;M Bookstore: $167.90; Amazon.com: $118.00).</text:span></text:p>
        </text:list-item>
      </text:list>
      <text:p xml:id="subitem6" text:style-name="P1"/>
      <text:p text:style-name="P1">Goldstein is the <text:span text:style-name="T2">de facto</text:span> standard of graduate level classical mechanics courses, so you will not regret having it in your book case as a reference. However, Fetter &amp; Walecka is comparable, and at a more affordable cost. Fetter &amp; Walecka will be the main textbook for this course.</text:p>
      <text:h text:style-name="P5" text:outline-level="3">Readings</text:h>
      <text:p text:style-name="P1">Fetter &amp; Walecka will be the source of the majority of the reading assignments (if there will be reading assignments from Goldstein I will provide copies of the relevant pages). <text:s/>I expect you to read and understand the material in the sections that are assigned by the time you come to class. <text:s/>In class I will then briefly go over the material, focusing on the conceptual steps and difficult transition, while skipping the more tedious derivations. <text:s/>In class I will also expect that you can begin to apply the material to simple problems. <text:s/>If you would like me to spend some more time on one of the topics in the chapter, please send me an email by 8pm the day before class.</text:p>
      <text:h xml:id="subitem8" text:style-name="P5" text:outline-level="3">Homework</text:h>
      <text:p text:style-name="P3">There will be 10 homework assignments during this course. <text:s/>The assignments will be posted on blackboard on Friday and are due in class the next Thursday. <text:s/>Late submissions will be accepted with a 50% penalty when submitted before the next Friday at 5pm. <text:s/>Deviations from these rules require advance permission from the instructor.</text:p>
      <text:h xml:id="subitem9" text:style-name="P5" text:outline-level="3"><text:soft-page-break/>Grading</text:h>
      <text:p text:style-name="P3">There will be a take-home midterm and an in-class final exam. <text:s/>The total grade will be calculated from your homework grades (40%), the midterm exam (30%), and the final exam (30%).</text:p>
      <text:h xml:id="subitem10" text:style-name="P5" text:outline-level="3">Schedule and Readings (subject to change)</text:h>
      <text:p text:style-name="P3">Chapters 1 and 2 are assumed to have been covered in undergraduate courses. You might benefit from reading Sections 1—4, 6—11, if you have not been exposed to this material recently.</text:p>
      <table:table table:name="Schedule" table:style-name="Schedule">
        <table:table-column table:style-name="Schedule.A"/>
        <table:table-column table:style-name="Schedule.B"/>
        <table:table-column table:style-name="Schedule.C"/>
        <table:table-row>
          <table:table-cell table:style-name="Schedule.A1" office:value-type="string">
            <text:p text:style-name="Table_20_Contents">Th 8/25</text:p>
          </table:table-cell>
          <table:table-cell table:style-name="Schedule.A1" office:value-type="string">
            <text:p text:style-name="Table_20_Contents">Introduction, Notations</text:p>
            <text:p text:style-name="Table_20_Contents">Ch 3 Sec 13: Constrained Motion and Generalized Coordinates</text:p>
          </table:table-cell>
          <table:table-cell table:style-name="Schedule.C1" office:value-type="string">
            <text:p text:style-name="Table_20_Contents">p49-52</text:p>
          </table:table-cell>
        </table:table-row>
        <table:table-row>
          <table:table-cell table:style-name="Schedule.A2" office:value-type="string">
            <text:p text:style-name="Table_20_Contents">Tu 8/30</text:p>
          </table:table-cell>
          <table:table-cell table:style-name="Schedule.A2" office:value-type="string">
            <text:p text:style-name="P4">Hurricane Irene</text:p>
          </table:table-cell>
          <table:table-cell table:style-name="Schedule.C2" office:value-type="string">
            <text:p text:style-name="Table_20_Contents"/>
          </table:table-cell>
        </table:table-row>
        <table:table-row>
          <table:table-cell table:style-name="Schedule.A2" office:value-type="string">
            <text:p text:style-name="Table_20_Contents">Th 9/01</text:p>
          </table:table-cell>
          <table:table-cell table:style-name="Schedule.A2" office:value-type="string">
            <text:p text:style-name="Table_20_Contents">Ch 3 Sec 14: D'Alembert's Principle</text:p>
            <text:p text:style-name="Table_20_Contents">Ch 3 Sec 15: Lagrange's Equations</text:p>
          </table:table-cell>
          <table:table-cell table:style-name="Schedule.C2" office:value-type="string">
            <text:p text:style-name="Table_20_Contents">p52-58</text:p>
          </table:table-cell>
        </table:table-row>
        <table:table-row>
          <table:table-cell table:style-name="Schedule.A2" office:value-type="string">
            <text:p text:style-name="Table_20_Contents">Tu 9/06</text:p>
          </table:table-cell>
          <table:table-cell table:style-name="Schedule.A2" office:value-type="string">
            <text:p text:style-name="Table_20_Contents">Ch 3 Sec 16: Examples</text:p>
          </table:table-cell>
          <table:table-cell table:style-name="Schedule.C2" office:value-type="string">
            <text:p text:style-name="Table_20_Contents">p58-60</text:p>
          </table:table-cell>
        </table:table-row>
        <table:table-row>
          <table:table-cell table:style-name="Schedule.A2" office:value-type="string">
            <text:p text:style-name="Table_20_Contents">Th 9/08</text:p>
          </table:table-cell>
          <table:table-cell table:style-name="Schedule.A2" office:value-type="string">
            <text:p text:style-name="Table_20_Contents">Ch 3 Sec 17: Calculus of Variations</text:p>
          </table:table-cell>
          <table:table-cell table:style-name="Schedule.C2" office:value-type="string">
            <text:p text:style-name="Table_20_Contents">p60-66</text:p>
          </table:table-cell>
        </table:table-row>
        <table:table-row>
          <table:table-cell table:style-name="Schedule.A2" office:value-type="string">
            <text:p text:style-name="Table_20_Contents">Tu 9/13</text:p>
          </table:table-cell>
          <table:table-cell table:style-name="Schedule.A2" office:value-type="string">
            <text:p text:style-name="Table_20_Contents">Ch 3 Sec 18: Hamilton's Principle</text:p>
            <text:p text:style-name="Table_20_Contents">Ch 3 Sec 19: Forces of Constraint</text:p>
          </table:table-cell>
          <table:table-cell table:style-name="Schedule.C2" office:value-type="string">
            <text:p text:style-name="Table_20_Contents">p66-71</text:p>
          </table:table-cell>
        </table:table-row>
        <table:table-row>
          <table:table-cell table:style-name="Schedule.A2" office:value-type="string">
            <text:p text:style-name="Table_20_Contents">Th 9/15</text:p>
          </table:table-cell>
          <table:table-cell table:style-name="Schedule.A2" office:value-type="string">
            <text:p text:style-name="Table_20_Contents">Ch 3 Sec 19: Forces of Constraint (cont.)</text:p>
          </table:table-cell>
          <table:table-cell table:style-name="Schedule.C2" office:value-type="string">
            <text:p text:style-name="Table_20_Contents">p71-77</text:p>
          </table:table-cell>
        </table:table-row>
        <table:table-row>
          <table:table-cell table:style-name="Schedule.A2" office:value-type="string">
            <text:p text:style-name="Table_20_Contents">Tu 9/20</text:p>
          </table:table-cell>
          <table:table-cell table:style-name="Schedule.A2" office:value-type="string">
            <text:p text:style-name="Table_20_Contents">Ch 3 Sec 20: Generalized Momenta and the Hamiltonian</text:p>
          </table:table-cell>
          <table:table-cell table:style-name="Schedule.C2" office:value-type="string">
            <text:p text:style-name="Table_20_Contents">p78-82</text:p>
          </table:table-cell>
        </table:table-row>
        <table:table-row>
          <table:table-cell table:style-name="Schedule.A2" office:value-type="string">
            <text:p text:style-name="Table_20_Contents">Th 9/22</text:p>
          </table:table-cell>
          <table:table-cell table:style-name="Schedule.A2" office:value-type="string">
            <text:p text:style-name="Table_20_Contents">Ch 6 Sec 32: Hamilton's Equations</text:p>
          </table:table-cell>
          <table:table-cell table:style-name="Schedule.C2" office:value-type="string">
            <text:p text:style-name="Table_20_Contents">p173-179</text:p>
          </table:table-cell>
        </table:table-row>
        <table:table-row>
          <table:table-cell table:style-name="Schedule.A2" office:value-type="string">
            <text:p text:style-name="Table_20_Contents">Tu 9/27</text:p>
          </table:table-cell>
          <table:table-cell table:style-name="Schedule.A2" office:value-type="string">
            <text:p text:style-name="Table_20_Contents">Ch 6 Sec 33: Example: Charged Particle in an Electromagnetic Field</text:p>
          </table:table-cell>
          <table:table-cell table:style-name="Schedule.C2" office:value-type="string">
            <text:p text:style-name="Table_20_Contents">p179-181</text:p>
          </table:table-cell>
        </table:table-row>
        <table:table-row>
          <table:table-cell table:style-name="Schedule.A2" office:value-type="string">
            <text:p text:style-name="Table_20_Contents">Th 9/29</text:p>
          </table:table-cell>
          <table:table-cell table:style-name="Schedule.A2" office:value-type="string">
            <text:p text:style-name="Table_20_Contents">Ch 6 Sec 34: Canonical Transformations</text:p>
          </table:table-cell>
          <table:table-cell table:style-name="Schedule.C2" office:value-type="string">
            <text:p text:style-name="Table_20_Contents">p181-184</text:p>
          </table:table-cell>
        </table:table-row>
        <table:table-row>
          <table:table-cell table:style-name="Schedule.A2" office:value-type="string">
            <text:p text:style-name="Table_20_Contents">Tu 10/04</text:p>
          </table:table-cell>
          <table:table-cell table:style-name="Schedule.A2" office:value-type="string">
            <text:p text:style-name="Table_20_Contents">Ch 6 Sec 35: Hamilton-Jacobi Theory</text:p>
          </table:table-cell>
          <table:table-cell table:style-name="Schedule.C2" office:value-type="string">
            <text:p text:style-name="Table_20_Contents">p184-191</text:p>
          </table:table-cell>
        </table:table-row>
        <table:table-row>
          <table:table-cell table:style-name="Schedule.A2" office:value-type="string">
            <text:p text:style-name="Table_20_Contents">Th 10/06</text:p>
          </table:table-cell>
          <table:table-cell table:style-name="Schedule.A2" office:value-type="string">
            <text:p text:style-name="Table_20_Contents">Ch 6 Sec 36: Action-Angle Variables</text:p>
          </table:table-cell>
          <table:table-cell table:style-name="Schedule.C2" office:value-type="string">
            <text:p text:style-name="Table_20_Contents">p191-196</text:p>
          </table:table-cell>
        </table:table-row>
        <table:table-row>
          <table:table-cell table:style-name="Schedule.A2" office:value-type="string">
            <text:p text:style-name="Table_20_Contents">Tu 10/11</text:p>
          </table:table-cell>
          <table:table-cell table:style-name="Schedule.A2" office:value-type="string">
            <text:p text:style-name="P4">Fall Break (take-home midterm)</text:p>
          </table:table-cell>
          <table:table-cell table:style-name="Schedule.C2" office:value-type="string">
            <text:p text:style-name="P4"/>
          </table:table-cell>
        </table:table-row>
        <table:table-row>
          <table:table-cell table:style-name="Schedule.A2" office:value-type="string">
            <text:p text:style-name="Table_20_Contents">Th 10/13</text:p>
          </table:table-cell>
          <table:table-cell table:style-name="Schedule.A2" office:value-type="string">
            <text:p text:style-name="Table_20_Contents">Ch 6 Sec 37: Poisson Brackets</text:p>
          </table:table-cell>
          <table:table-cell table:style-name="Schedule.C2" office:value-type="string">
            <text:p text:style-name="Table_20_Contents">p197-203</text:p>
          </table:table-cell>
        </table:table-row>
        <table:table-row>
          <table:table-cell table:style-name="Schedule.A2" office:value-type="string">
            <text:p text:style-name="Table_20_Contents">Tu 10/18</text:p>
          </table:table-cell>
          <table:table-cell table:style-name="Schedule.A2" office:value-type="string">
            <text:p text:style-name="Table_20_Contents">Ch 4 Sec 21: Small Oscillations: Formulation</text:p>
            <text:p text:style-name="Table_20_Contents">Ch 4 Sec 22: Normal Modes</text:p>
          </table:table-cell>
          <table:table-cell table:style-name="Schedule.C2" office:value-type="string">
            <text:p text:style-name="Table_20_Contents">p86-95</text:p>
          </table:table-cell>
        </table:table-row>
        <table:table-row>
          <table:table-cell table:style-name="Schedule.A2" office:value-type="string">
            <text:p text:style-name="Table_20_Contents">Th 10/20</text:p>
          </table:table-cell>
          <table:table-cell table:style-name="Schedule.A2" office:value-type="string">
            <text:p text:style-name="Table_20_Contents">Ch 4 Sec 22: Normal Modes (cont.)</text:p>
          </table:table-cell>
          <table:table-cell table:style-name="Schedule.C2" office:value-type="string">
            <text:p text:style-name="Table_20_Contents">p95-101</text:p>
          </table:table-cell>
        </table:table-row>
        <table:table-row>
          <table:table-cell table:style-name="Schedule.A2" office:value-type="string">
            <text:p text:style-name="Table_20_Contents">Tu 10/25</text:p>
          </table:table-cell>
          <table:table-cell table:style-name="Schedule.A2" office:value-type="string">
            <text:p text:style-name="Table_20_Contents">Ch 4 Sec 23: Example: Coupled Pendulums</text:p>
          </table:table-cell>
          <table:table-cell table:style-name="Schedule.C2" office:value-type="string">
            <text:p text:style-name="Table_20_Contents">p101-108</text:p>
          </table:table-cell>
        </table:table-row>
        <table:table-row>
          <table:table-cell table:style-name="Schedule.A2" office:value-type="string">
            <text:p text:style-name="Table_20_Contents">Th 10/27</text:p>
          </table:table-cell>
          <table:table-cell table:style-name="Schedule.A2" office:value-type="string">
            <text:p text:style-name="Table_20_Contents">Ch 4 Sec 24: Example: Many Degrees of Freedom</text:p>
          </table:table-cell>
          <table:table-cell table:style-name="Schedule.C2" office:value-type="string">
            <text:p text:style-name="Table_20_Contents">p108-115</text:p>
          </table:table-cell>
        </table:table-row>
        <table:table-row>
          <table:table-cell table:style-name="Schedule.A2" office:value-type="string">
            <text:p text:style-name="Table_20_Contents">Tu 11/01</text:p>
          </table:table-cell>
          <table:table-cell table:style-name="Schedule.A2" office:value-type="string">
            <text:p text:style-name="Table_20_Contents">Ch 4 Sec 24: Example: Many Degrees of Freedom (cont.)</text:p>
          </table:table-cell>
          <table:table-cell table:style-name="Schedule.C2" office:value-type="string">
            <text:p text:style-name="Table_20_Contents">p115-119</text:p>
          </table:table-cell>
        </table:table-row>
        <table:table-row>
          <table:table-cell table:style-name="Schedule.A2" office:value-type="string">
            <text:p text:style-name="Table_20_Contents">Th 11/03</text:p>
          </table:table-cell>
          <table:table-cell table:style-name="Schedule.A2" office:value-type="string">
            <text:p text:style-name="Table_20_Contents">Ch 4 Sec 25: Transition from Discrete to Continuous Systems</text:p>
          </table:table-cell>
          <table:table-cell table:style-name="Schedule.C2" office:value-type="string">
            <text:p text:style-name="Table_20_Contents">p119-125</text:p>
          </table:table-cell>
        </table:table-row>
        <table:table-row>
          <table:table-cell table:style-name="Schedule.A2" office:value-type="string">
            <text:p text:style-name="Table_20_Contents">Tu 11/08</text:p>
          </table:table-cell>
          <table:table-cell table:style-name="Schedule.A2" office:value-type="string">
            <text:p text:style-name="Table_20_Contents">Ch 4 Sec 25: Transition from Discrete to Continuous Systems (cont.)</text:p>
          </table:table-cell>
          <table:table-cell table:style-name="Schedule.C2" office:value-type="string">
            <text:p text:style-name="Table_20_Contents">p125-130</text:p>
          </table:table-cell>
        </table:table-row>
        <table:table-row>
          <table:table-cell table:style-name="Schedule.A2" office:value-type="string">
            <text:p text:style-name="Table_20_Contents">Th 11/10</text:p>
          </table:table-cell>
          <table:table-cell table:style-name="Schedule.A2" office:value-type="string">
            <text:p text:style-name="Table_20_Contents">Ch 5 Sec 26: Rigid Bodies: General Theory</text:p>
          </table:table-cell>
          <table:table-cell table:style-name="Schedule.C2" office:value-type="string">
            <text:p text:style-name="Table_20_Contents">p134-139</text:p>
          </table:table-cell>
        </table:table-row>
        <table:table-row>
          <table:table-cell table:style-name="Schedule.A2" office:value-type="string">
            <text:p text:style-name="Table_20_Contents">Tu 11/15</text:p>
          </table:table-cell>
          <table:table-cell table:style-name="Schedule.A2" office:value-type="string">
            <text:p text:style-name="Table_20_Contents">Ch 5 Sec 26: Rigid Bodies: General Theory (cont.)</text:p>
            <text:p text:style-name="Table_20_Contents"><text:soft-page-break/>Ch 5 Sec 27: Euler's Equations</text:p>
          </table:table-cell>
          <table:table-cell table:style-name="Schedule.C2" office:value-type="string">
            <text:p text:style-name="Table_20_Contents">p139-144</text:p>
          </table:table-cell>
        </table:table-row>
        <table:table-row>
          <table:table-cell table:style-name="Schedule.A2" office:value-type="string">
            <text:p text:style-name="Table_20_Contents">Th 11/17</text:p>
          </table:table-cell>
          <table:table-cell table:style-name="Schedule.A2" office:value-type="string">
            <text:p text:style-name="Table_20_Contents">Ch 5 Sec 28: Applications </text:p>
          </table:table-cell>
          <table:table-cell table:style-name="Schedule.C2" office:value-type="string">
            <text:p text:style-name="Table_20_Contents">p144-154</text:p>
          </table:table-cell>
        </table:table-row>
        <table:table-row>
          <table:table-cell table:style-name="Schedule.A2" office:value-type="string">
            <text:p text:style-name="Table_20_Contents">Tu 11/22</text:p>
          </table:table-cell>
          <table:table-cell table:style-name="Schedule.A2" office:value-type="string">
            <text:p text:style-name="Table_20_Contents">Ch 5 Sec 29: Euler Angles</text:p>
            <text:p text:style-name="Table_20_Contents">Ch 5 Sec 30: Symmetric Top: Torque-Free Motion</text:p>
          </table:table-cell>
          <table:table-cell table:style-name="Schedule.C2" office:value-type="string">
            <text:p text:style-name="Table_20_Contents">p154-161</text:p>
          </table:table-cell>
        </table:table-row>
        <table:table-row>
          <table:table-cell table:style-name="Schedule.A2" office:value-type="string">
            <text:p text:style-name="Table_20_Contents">Th 11/24</text:p>
          </table:table-cell>
          <table:table-cell table:style-name="Schedule.A2" office:value-type="string">
            <text:p text:style-name="P4">Thanksgiving</text:p>
          </table:table-cell>
          <table:table-cell table:style-name="Schedule.C2" office:value-type="string">
            <text:p text:style-name="P4"/>
          </table:table-cell>
        </table:table-row>
        <table:table-row>
          <table:table-cell table:style-name="Schedule.A2" office:value-type="string">
            <text:p text:style-name="Table_20_Contents">Tu 11/29</text:p>
          </table:table-cell>
          <table:table-cell table:style-name="Schedule.A2" office:value-type="string">
            <text:p text:style-name="Table_20_Contents">Ch 5 Sec 31: Symmetric Top: One Fixed Point in a Gravitational Field</text:p>
          </table:table-cell>
          <table:table-cell table:style-name="Schedule.C2" office:value-type="string">
            <text:p text:style-name="Table_20_Contents">p161-168</text:p>
          </table:table-cell>
        </table:table-row>
        <table:table-row>
          <table:table-cell table:style-name="Schedule.A2" office:value-type="string">
            <text:p text:style-name="Table_20_Contents">Th 12/01</text:p>
          </table:table-cell>
          <table:table-cell table:style-name="Schedule.A2" office:value-type="string">
            <text:p text:style-name="Table_20_Contents">Review</text:p>
          </table:table-cell>
          <table:table-cell table:style-name="Schedule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OpenSymbol" svg:font-family="OpenSymbol"/>
    <style:font-face style:name="Times New Roman" svg:font-family="'Times New Roman'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padding="0in" fo:border="none" style:text-autospace="ideograph-alpha" style:punctuation-wrap="hanging" style:line-break="strict" style:tab-stop-distance="0.4925in" style:writing-mode="page"/>
      <style:text-properties fo:color="#000000" style:font-name="Times New Roman" fo:font-size="12pt" fo:language="en" fo:country="US" style:letter-kerning="true" style:font-name-asian="DejaVu Sans" style:font-size-asian="12pt" style:language-asian="en" style:country-asian="US" style:font-name-complex="DejaVu Sans Condensed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padding="0in" fo:border="none" style:writing-mode="page"/>
      <style:text-properties style:font-name="Times New Roman" fo:font-size="12pt" fo:language="en" fo:country="US" style:letter-kerning="true"/>
    </style:style>
    <style:style style:name="Heading" style:family="paragraph" style:next-style-name="Text_20_body" style:class="text">
      <style:paragraph-properties fo:margin-top="0.1665in" fo:margin-bottom="0.0835in" fo:padding="0in" fo:border="none" style:writing-mode="page"/>
      <style:text-properties style:font-name="Arial" fo:font-size="14pt" fo:language="en" fo:country="US" style:letter-kerning="true"/>
    </style:style>
    <style:style style:name="Text_20_body" style:display-name="Text body" style:family="paragraph" style:class="text">
      <style:paragraph-properties fo:margin-top="0in" fo:margin-bottom="0.0835in" fo:padding="0in" fo:border="none" style:writing-mode="page"/>
      <style:text-properties style:font-name="Times New Roman" fo:font-size="12pt" fo:language="en" fo:country="US" style:letter-kerning="true"/>
    </style:style>
    <style:style style:name="Heading_20_3" style:display-name="Heading 3" style:family="paragraph" style:next-style-name="Text_20_body" style:default-outline-level="3" style:class="text">
      <style:paragraph-properties fo:margin-top="0.1665in" fo:margin-bottom="0.0835in" fo:padding="0in" fo:border="none" style:writing-mode="page"/>
      <style:text-properties style:font-name="Arial" fo:font-size="14pt" fo:language="en" fo:country="US" fo:font-weight="bold" style:letter-kerning="true"/>
    </style:style>
    <style:style style:name="List" style:family="paragraph" style:class="list">
      <style:paragraph-properties fo:margin-top="0in" fo:margin-bottom="0.0835in" fo:padding="0in" fo:border="none" style:writing-mode="page"/>
      <style:text-properties style:font-name="Times New Roman" fo:font-size="12pt" fo:language="en" fo:country="US" style:letter-kerning="true"/>
    </style:style>
    <style:style style:name="Table_20_Contents" style:display-name="Table Contents" style:family="paragraph" style:class="extra">
      <style:paragraph-properties fo:padding="0in" fo:border="none" style:writing-mode="page"/>
      <style:text-properties style:font-name="Times New Roman" fo:font-size="12pt" fo:language="en" fo:country="US" style:letter-kerning="true"/>
    </style:style>
    <style:style style:name="Table_20_Heading" style:display-name="Table Heading" style:family="paragraph" style:class="extra">
      <style:paragraph-properties fo:text-align="center" style:justify-single-word="false" fo:padding="0in" fo:border="none" style:writing-mode="page"/>
      <style:text-properties style:font-name="Times New Roman" fo:font-size="12pt" fo:language="en" fo:country="US" fo:font-weight="bold" style:letter-kerning="true"/>
    </style:style>
    <style:style style:name="Index" style:family="paragraph" style:class="index">
      <style:paragraph-properties fo:padding="0in" fo:border="none" style:writing-mode="page"/>
      <style:text-properties style:font-name="Times New Roman" fo:font-size="12pt" fo:language="en" fo:country="US" style:letter-kerning="true"/>
    </style:style>
    <style:style style:name="Caption" style:family="paragraph" style:class="extra">
      <style:paragraph-properties fo:margin-top="0.0835in" fo:margin-bottom="0.0835in" fo:padding="0in" fo:border="none" style:writing-mode="page"/>
      <style:text-properties style:font-name="Times New Roman" fo:font-size="12pt" fo:language="en" fo:country="US" fo:font-style="italic" style:letter-kerning="true"/>
    </style:style>
    <style:style style:name="Heading_20_1" style:display-name="Heading 1" style:family="paragraph" style:next-style-name="Text_20_body" style:default-outline-level="1" style:class="text">
      <style:paragraph-properties fo:margin-top="0.1665in" fo:margin-bottom="0.0835in" fo:padding="0in" fo:border="none" style:writing-mode="page"/>
      <style:text-properties style:font-name="Arial" fo:font-size="16.1000003814697pt" fo:language="en" fo:country="US" fo:font-weight="bold" style:letter-kerning="true"/>
    </style:style>
    <style:style style:name="Heading_20_2" style:display-name="Heading 2" style:family="paragraph" style:next-style-name="Text_20_body" style:default-outline-level="2" style:class="text">
      <style:paragraph-properties fo:margin-top="0.1665in" fo:margin-bottom="0.0835in" fo:padding="0in" fo:border="none" style:writing-mode="page"/>
      <style:text-properties style:font-name="Arial" fo:font-size="14pt" fo:language="en" fo:country="US" fo:font-style="italic" fo:font-weight="bold" style:letter-kerning="true"/>
    </style:style>
    <style:style style:name="Bullet_20_Symbols" style:display-name="Bullet Symbols" style:family="text">
      <style:text-properties style:font-name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203</meta:generator>
    <dc:title/>
    <meta:editing-cycles>14</meta:editing-cycles>
    <meta:creation-date>2011-08-12T20:48:18</meta:creation-date>
    <meta:editing-duration>PT8H16M2S</meta:editing-duration>
    <dc:date>2011-09-04T23:04:48</dc:date>
    <meta:document-statistic meta:table-count="1" meta:image-count="0" meta:object-count="0" meta:page-count="3" meta:paragraph-count="113" meta:word-count="723" meta:character-count="4244" meta:non-whitespace-character-count="3627"/>
  </office:meta>
</office:document-meta>
</file>